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4.4264in"/>
    </style:style>
    <style:style style:name="co9" style:family="table-column">
      <style:table-column-properties fo:break-before="auto" style:column-width="2.8752in"/>
    </style:style>
    <style:style style:name="co10" style:family="table-column">
      <style:table-column-properties fo:break-before="auto" style:column-width="1.6953in"/>
    </style:style>
    <style:style style:name="co5" style:family="table-column">
      <style:table-column-properties fo:break-before="auto" style:column-width="0.7008in"/>
    </style:style>
    <style:style style:name="co6" style:family="table-column">
      <style:table-column-properties fo:break-before="auto" style:column-width="5.3335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3.5634in"/>
    </style:style>
    <style:style style:name="co13" style:family="table-column">
      <style:table-column-properties fo:break-before="auto" style:column-width="1.9902in"/>
    </style:style>
    <style:style style:name="co14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har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URL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Franchise</text:p>
          </table:table-cell>
          <table:table-cell office:value-type="string">
            <text:p>Code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en.wikipedia.org/wiki/Carl_Brutananadilewski</text:p>
          </table:table-cell>
          <table:table-cell office:value-type="string">
            <text:p>"&gt;</text:p>
          </table:table-cell>
          <table:table-cell office:value-type="string">
            <text:p>Carl Brutananadilewski,</text:p>
          </table:table-cell>
          <table:table-cell office:value-type="string">
            <text:p>Aqua Teen Hunger Force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en.wikipedia.org/wiki/Lenny_and_Carl</text:p>
          </table:table-cell>
          <table:table-cell office:value-type="string">
            <text:p>"&gt;</text:p>
          </table:table-cell>
          <table:table-cell office:value-type="string">
            <text:p>Carl Carlson,</text:p>
          </table:table-cell>
          <table:table-cell office:value-type="string">
            <text:p>Simpsons, The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cartoonnetwork.wikia.com/wiki/Carl_Chryniszzswics</text:p>
          </table:table-cell>
          <table:table-cell office:value-type="string">
            <text:p>"&gt;</text:p>
          </table:table-cell>
          <table:table-cell office:value-type="string">
            <text:p>Carl Chryniszzswics,</text:p>
          </table:table-cell>
          <table:table-cell office:value-type="string">
            <text:p>Johnny Bravo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en.wikipedia.org/wiki/List_of_BlazBlue_characters#Carl_Clover</text:p>
          </table:table-cell>
          <table:table-cell office:value-type="string">
            <text:p>"&gt;</text:p>
          </table:table-cell>
          <table:table-cell office:value-type="string">
            <text:p>Carl Clover,</text:p>
          </table:table-cell>
          <table:table-cell office:value-type="string">
            <text:p>BlazBlue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en.wikipedia.org/wiki/Carl%C2%B2</text:p>
          </table:table-cell>
          <table:table-cell office:value-type="string">
            <text:p>"&gt;</text:p>
          </table:table-cell>
          <table:table-cell office:value-type="string">
            <text:p>Carl Crashman,</text:p>
          </table:table-cell>
          <table:table-cell office:value-type="string">
            <text:p>Carl Squared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en.wikipedia.org/wiki/Carl%C2%B2</text:p>
          </table:table-cell>
          <table:table-cell office:value-type="string">
            <text:p>"&gt;</text:p>
          </table:table-cell>
          <table:table-cell office:value-type="string">
            <text:p>Carl Crashman,</text:p>
          </table:table-cell>
          <table:table-cell office:value-type="string">
            <text:p>Carl Squared (Clone)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en.wikipedia.org/wiki/Up_(2009_film)#Cast</text:p>
          </table:table-cell>
          <table:table-cell office:value-type="string">
            <text:p>"&gt;</text:p>
          </table:table-cell>
          <table:table-cell office:value-type="string">
            <text:p>Carl Fredricksen,</text:p>
          </table:table-cell>
          <table:table-cell office:value-type="string">
            <text:p>Pixar's "Up"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walkingdead.wikia.com/wiki/Carl_Grimes_(Comic_Series)</text:p>
          </table:table-cell>
          <table:table-cell office:value-type="string">
            <text:p>"&gt;</text:p>
          </table:table-cell>
          <table:table-cell office:value-type="string">
            <text:p>Carl Grimes,</text:p>
          </table:table-cell>
          <table:table-cell office:value-type="string">
            <text:p>Walking Dead (Comic Series)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walkingdead.wikia.com/wiki/Carl_Grimes_(TV_Series)</text:p>
          </table:table-cell>
          <table:table-cell office:value-type="string">
            <text:p>"&gt;</text:p>
          </table:table-cell>
          <table:table-cell office:value-type="string">
            <text:p>Carl Grimes,</text:p>
          </table:table-cell>
          <table:table-cell office:value-type="string">
            <text:p>Walking Dead (TV Series)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en.wikipedia.org/wiki/Carl_%22CJ%22_Johnson</text:p>
          </table:table-cell>
          <table:table-cell office:value-type="string">
            <text:p>"&gt;</text:p>
          </table:table-cell>
          <table:table-cell office:value-type="string">
            <text:p>Carl Johnson,</text:p>
          </table:table-cell>
          <table:table-cell office:value-type="string">
            <text:p>Grand Theft Auto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lmgtfy.com/?q=carl+moore+bear</text:p>
          </table:table-cell>
          <table:table-cell office:value-type="string">
            <text:p>"&gt;</text:p>
          </table:table-cell>
          <table:table-cell office:value-type="string">
            <text:p>Carl Moore,</text:p>
          </table:table-cell>
          <table:table-cell office:value-type="string">
            <text:p>California</text:p>
          </table:table-cell>
          <table:table-cell/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jimmyneutron.wikia.com/wiki/Carl_Wheezer</text:p>
          </table:table-cell>
          <table:table-cell office:value-type="string">
            <text:p>"&gt;</text:p>
          </table:table-cell>
          <table:table-cell office:value-type="string">
            <text:p>Carl Wheezer,</text:p>
          </table:table-cell>
          <table:table-cell office:value-type="string">
            <text:p>Jimmy Neutron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en.wikipedia.org/wiki/List_of_Family_Matters_characters#Carl_Otis_Winslow</text:p>
          </table:table-cell>
          <table:table-cell office:value-type="string">
            <text:p>"&gt;</text:p>
          </table:table-cell>
          <table:table-cell office:value-type="string">
            <text:p>Carl Winslow,</text:p>
          </table:table-cell>
          <table:table-cell office:value-type="string">
            <text:p>Family Matters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www.amazon.com/Logitech-960-000111-QuickCam-Orbit-AF/dp/B000UY1OMY</text:p>
          </table:table-cell>
          <table:table-cell office:value-type="string">
            <text:p>"&gt;</text:p>
          </table:table-cell>
          <table:table-cell office:value-type="string">
            <text:p>Carl Zeiss Tessar Optics Orbit AF</text:p>
          </table:table-cell>
          <table:table-cell office:value-type="string">
            <text:p>Logitech Quickcam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youtube.wikia.com/wiki/Llamas_with_Hats</text:p>
          </table:table-cell>
          <table:table-cell office:value-type="string">
            <text:p>"&gt;</text:p>
          </table:table-cell>
          <table:table-cell office:value-type="string">
            <text:p>Carl,</text:p>
          </table:table-cell>
          <table:table-cell office:value-type="string">
            <text:p>Llamas With Hats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freshprince.wikia.com/wiki/Carlton_Banks</text:p>
          </table:table-cell>
          <table:table-cell office:value-type="string">
            <text:p>"&gt;</text:p>
          </table:table-cell>
          <table:table-cell office:value-type="string">
            <text:p>Carlton Banks,</text:p>
          </table:table-cell>
          <table:table-cell office:value-type="string">
            <text:p>Fresh Prince of Bel-Air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syacartoonist.com/curmudgeonly-carl</text:p>
          </table:table-cell>
          <table:table-cell office:value-type="string">
            <text:p>"&gt;</text:p>
          </table:table-cell>
          <table:table-cell office:value-type="string">
            <text:p>Curmudgeonly Carl,</text:p>
          </table:table-cell>
          <table:table-cell office:value-type="string">
            <text:p>So You're a Cartoonist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s://en.wikipedia.org/wiki/Drangey</text:p>
          </table:table-cell>
          <table:table-cell office:value-type="string">
            <text:p>"&gt;</text:p>
          </table:table-cell>
          <table:table-cell office:value-type="string">
            <text:p>Karl</text:p>
          </table:table-cell>
          <table:table-cell office:value-type="string">
            <text:p>Iceland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s://en.wikipedia.org/wiki/Karl_(mythology)</text:p>
          </table:table-cell>
          <table:table-cell office:value-type="string">
            <text:p>"&gt;</text:p>
          </table:table-cell>
          <table:table-cell office:value-type="string">
            <text:p>Karl Rígsþula</text:p>
          </table:table-cell>
          <table:table-cell office:value-type="string">
            <text:p>Norse Mythology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simpsons.wikia.com/wiki/Karl</text:p>
          </table:table-cell>
          <table:table-cell office:value-type="string">
            <text:p>"&gt;</text:p>
          </table:table-cell>
          <table:table-cell office:value-type="string">
            <text:p>Karl,</text:p>
          </table:table-cell>
          <table:table-cell office:value-type="string">
            <text:p>Simpsons, The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en.wikipedia.org/wiki/Carl_XVI_Gustaf_of_Sweden</text:p>
          </table:table-cell>
          <table:table-cell office:value-type="string">
            <text:p>"&gt;</text:p>
          </table:table-cell>
          <table:table-cell office:value-type="string">
            <text:p>King Carl XVI Gustaf,</text:p>
          </table:table-cell>
          <table:table-cell office:value-type="string">
            <text:p>Sweden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://en.wikipedia.org/wiki/Prince_Carl_Philip,_Duke_of_V%C3%A4rmland</text:p>
          </table:table-cell>
          <table:table-cell office:value-type="string">
            <text:p>"&gt;</text:p>
          </table:table-cell>
          <table:table-cell office:value-type="string">
            <text:p>Prince Carl Philip, Duke of Värmland,</text:p>
          </table:table-cell>
          <table:table-cell office:value-type="string">
            <text:p>Sweden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https://en.wikipedia.org/wiki/Prince_Carl,_Duke_of_V%C3%A4sterg%C3%B6tland</text:p>
          </table:table-cell>
          <table:table-cell office:value-type="string">
            <text:p>"&gt;</text:p>
          </table:table-cell>
          <table:table-cell office:value-type="string">
            <text:p>Prince Carl, Duke of Västergötland</text:p>
          </table:table-cell>
          <table:table-cell office:value-type="string">
            <text:p>Sweden/Norway</text:p>
          </table:table-cell>
          <table:table-cell office:value-type="string">
            <text:p>&lt;/a&gt;&lt;br&gt;</text:p>
          </table:table-cell>
        </table:table-row>
      </table:table>
      <table:table table:name="Stage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URL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Franchise</text:p>
          </table:table-cell>
          <table:table-cell office:value-type="string">
            <text:p>Code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<text:a xlink:href="http://en.wikipedia.org/wiki/Canadian_Association_of_Research_Libraries">http://en.wikipedia.org/wiki/Canadian_Association_of_Research_Libraries</text:a></text:p>
          </table:table-cell>
          <table:table-cell office:value-type="string">
            <text:p>"&gt;</text:p>
          </table:table-cell>
          <table:table-cell office:value-type="string">
            <text:p>Canadian Association of Research Libraries,</text:p>
          </table:table-cell>
          <table:table-cell office:value-type="string">
            <text:p>Canada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<text:a xlink:href="http://en.wikipedia.org/wiki/Carl's_Jr">http://en.wikipedia.org/wiki/Carl's_Jr</text:a>.</text:p>
          </table:table-cell>
          <table:table-cell office:value-type="string">
            <text:p>"&gt;</text:p>
          </table:table-cell>
          <table:table-cell office:value-type="string">
            <text:p>Carl's Jr.,</text:p>
          </table:table-cell>
          <table:table-cell office:value-type="string">
            <text:p>Hardees</text:p>
          </table:table-cell>
          <table:table-cell office:value-type="string">
            <text:p>&lt;/a&gt;&lt;br&gt;</text:p>
          </table:table-cell>
        </table:table-row>
        <table:table-row table:style-name="ro2">
          <table:table-cell office:value-type="string">
            <text:p>&lt;a href="</text:p>
          </table:table-cell>
          <table:table-cell office:value-type="string">
            <text:p><text:a xlink:href="http://en.wikipedia.org/wiki/Carlsbad,_California">http://en.wikipedia.org/wiki/Carlsbad,_California</text:a></text:p>
          </table:table-cell>
          <table:table-cell office:value-type="string">
            <text:p>"&gt;</text:p>
          </table:table-cell>
          <table:table-cell office:value-type="string">
            <text:p>Carlsbad, California,</text:p>
          </table:table-cell>
          <table:table-cell office:value-type="string">
            <text:p>United States</text:p>
          </table:table-cell>
          <table:table-cell office:value-type="string">
            <text:p>&lt;/a&gt;&lt;br&gt;</text:p>
          </table:table-cell>
        </table:table-row>
      </table:table>
      <table:database-ranges>
        <table:database-range table:target-range-address="Char.A1:Char.F2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21:1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fina Vineyard</meta:initial-creator>
    <meta:creation-date>2014-05-12T21:22:12.19</meta:creation-date>
    <dc:date>2015-05-05T21:12:57.55</dc:date>
    <dc:creator>Josefina Vineyard</dc:creator>
    <meta:editing-duration>PT4H4M15S</meta:editing-duration>
    <meta:editing-cycles>54</meta:editing-cycles>
    <meta:generator>OpenOffice/4.1.0$Win32 OpenOffice.org_project/410m18$Build-9764</meta:generator>
    <meta:document-statistic meta:table-count="2" meta:cell-count="167" meta:object-count="0"/>
  </office:meta>
</office:document-meta>
</file>